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Camera" table:style-name="ta1">
        <table:shapes>
          <draw:frame draw:z-index="0" draw:style-name="gr1" draw:text-style-name="P1" svg:width="457.63pt" svg:height="255.23pt" svg:x="245.57pt" svg:y="5.27pt">
            <draw:object draw:notify-on-update-of-ranges="ttcCamera.A1:ttcCamera.A1 ttcCamera.A2:ttcCamera.A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6pt" svg:x="248.68pt" svg:y="272.55pt">
            <draw:object draw:notify-on-update-of-ranges="ttcCamera.A22:ttcCamera.A22 ttcCamera.A23:ttcCamera.A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1pt" svg:height="255.26pt" svg:x="247.12pt" svg:y="539.86pt">
            <draw:object draw:notify-on-update-of-ranges="ttcCamera.A43:ttcCamera.A43 ttcCamera.A44:ttcCamera.A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44.89pt" svg:y="809.21pt">
            <draw:object draw:notify-on-update-of-ranges="ttcCamera.A64:ttcCamera.A64 ttcCamera.A65:ttcCamera.A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71pt" svg:height="255.26pt" svg:x="247.12pt" svg:y="1088.76pt">
            <draw:object draw:notify-on-update-of-ranges="ttcCamera.A85:ttcCamera.A85 ttcCamera.A86:ttcCamera.A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71pt" svg:height="255.23pt" svg:x="248.68pt" svg:y="1360.57pt">
            <draw:object draw:notify-on-update-of-ranges="ttcCamera.A106:ttcCamera.A106 ttcCamera.A107:ttcCamera.A1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71pt" svg:height="255.26pt" svg:x="247.12pt" svg:y="1618.07pt">
            <draw:object draw:notify-on-update-of-ranges="ttcCamera.A127:ttcCamera.A127 ttcCamera.A128:ttcCamera.A1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71pt" svg:height="255.26pt" svg:x="247.92pt" svg:y="1887.62pt">
            <draw:object draw:notify-on-update-of-ranges="ttcCamera.A148:ttcCamera.A148 ttcCamera.A149:ttcCamera.A1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71pt" svg:height="255.23pt" svg:x="247.92pt" svg:y="2155.69pt">
            <draw:object draw:notify-on-update-of-ranges="ttcCamera.A169:ttcCamera.A169 ttcCamera.A170:ttcCamera.A18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71pt" svg:height="255.23pt" svg:x="247.92pt" svg:y="2422.97pt">
            <draw:object draw:notify-on-update-of-ranges="ttcCamera.A190:ttcCamera.A190 ttcCamera.A191:ttcCamera.A20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71pt" svg:height="255.23pt" svg:x="247.92pt" svg:y="2692.52pt">
            <draw:object draw:notify-on-update-of-ranges="ttcCamera.A211:ttcCamera.A211 ttcCamera.A212:ttcCamera.A2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71pt" svg:height="255.23pt" svg:x="248.68pt" svg:y="2959.82pt">
            <draw:object draw:notify-on-update-of-ranges="ttcCamera.A232:ttcCamera.A232 ttcCamera.A233:ttcCamera.A25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71pt" svg:height="255.23pt" svg:x="247.92pt" svg:y="3228.6pt">
            <draw:object draw:notify-on-update-of-ranges="ttcCamera.A253:ttcCamera.A253 ttcCamera.A254:ttcCamera.A27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71pt" svg:height="255.26pt" svg:x="247.92pt" svg:y="3498.92pt">
            <draw:object draw:notify-on-update-of-ranges="ttcCamera.A274:ttcCamera.A274 ttcCamera.A275:ttcCamera.A29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71pt" svg:height="255.26pt" svg:x="248.68pt" svg:y="3766.2pt">
            <draw:object draw:notify-on-update-of-ranges="ttcCamera.A295:ttcCamera.A295 ttcCamera.A296:ttcCamera.A3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244.89pt" svg:y="4034.07pt">
            <draw:object draw:notify-on-update-of-ranges="ttcCamera.A316:ttcCamera.A316 ttcCamera.A317:ttcCamera.A32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53.71pt" svg:height="255.26pt" svg:x="246.36pt" svg:y="4301.55pt">
            <draw:object draw:notify-on-update-of-ranges="ttcCamera.A337:ttcCamera.A337 ttcCamera.A338:ttcCamera.A35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53.71pt" svg:height="255.26pt" svg:x="247.12pt" svg:y="4917.46pt">
            <draw:object draw:notify-on-update-of-ranges="ttcCamera.A385:ttcCamera.A385 ttcCamera.A386:ttcCamera.A40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453.71pt" svg:height="255.23pt" svg:x="247.92pt" svg:y="5189.27pt">
            <draw:object draw:notify-on-update-of-ranges="ttcCamera.A406:ttcCamera.A406 ttcCamera.A407:ttcCamera.A42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453.71pt" svg:height="255.23pt" svg:x="247.12pt" svg:y="5458.08pt">
            <draw:object draw:notify-on-update-of-ranges="ttcCamera.A427:ttcCamera.A427 ttcCamera.A428:ttcCamera.A44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453.71pt" svg:height="255.23pt" svg:x="247.89pt" svg:y="5714.08pt">
            <draw:object draw:notify-on-update-of-ranges="ttcCamera.A448:ttcCamera.A448 ttcCamera.A449:ttcCamera.A46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453.71pt" svg:height="255.23pt" svg:x="240.12pt" svg:y="5985.13pt">
            <draw:object draw:notify-on-update-of-ranges="ttcCamera.A469:ttcCamera.A469 ttcCamera.A470:ttcCamera.A487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71pt" svg:height="255.23pt" svg:x="247.12pt" svg:y="6275.03pt">
            <draw:object draw:notify-on-update-of-ranges="ttcCamera.A490:ttcCamera.A490 ttcCamera.A491:ttcCamera.A50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453.71pt" svg:height="255.23pt" svg:x="247.92pt" svg:y="6545.31pt">
            <draw:object draw:notify-on-update-of-ranges="ttcCamera.A511:ttcCamera.A511 ttcCamera.A512:ttcCamera.A52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453.71pt" svg:height="255.26pt" svg:x="247.92pt" svg:y="6815.62pt">
            <draw:object draw:notify-on-update-of-ranges="ttcCamera.A532:ttcCamera.A532 ttcCamera.A533:ttcCamera.A55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453.71pt" svg:height="255.23pt" svg:x="247.12pt" svg:y="7082.93pt">
            <draw:object draw:notify-on-update-of-ranges="ttcCamera.A553:ttcCamera.A553 ttcCamera.A554:ttcCamera.A57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5.3278" calcext:value-type="float">
            <text:p>15.3278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7634" calcext:value-type="float">
            <text:p>12.7634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3.5261" calcext:value-type="float">
            <text:p>13.5261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3.0276" calcext:value-type="float">
            <text:p>13.027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426" calcext:value-type="float">
            <text:p>11.42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8408" calcext:value-type="float">
            <text:p>12.8408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3.9921" calcext:value-type="float">
            <text:p>13.9921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274" calcext:value-type="float">
            <text:p>11.274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35.585" calcext:value-type="float">
            <text:p>35.58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7762" calcext:value-type="float">
            <text:p>12.7762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5836" calcext:value-type="float">
            <text:p>11.583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4876" calcext:value-type="float">
            <text:p>11.487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2294" calcext:value-type="float">
            <text:p>12.2294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0.225" calcext:value-type="float">
            <text:p>10.22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0.6857" calcext:value-type="float">
            <text:p>10.6857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0.0052" calcext:value-type="float">
            <text:p>10.0052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0.5152" calcext:value-type="float">
            <text:p>10.5152</text:p>
          </table:table-cell>
          <table:table-cell office:value-type="string" calcext:value-type="string">
            <text:p>SHITOMASI/BRIS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6756" calcext:value-type="float">
            <text:p>14.6756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3.9717" calcext:value-type="float">
            <text:p>13.971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9.73978" calcext:value-type="float">
            <text:p>9.73978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4.982" calcext:value-type="float">
            <text:p>14.982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2.7628" calcext:value-type="float">
            <text:p>12.7628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3.2703" calcext:value-type="float">
            <text:p>13.2703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5.2664" calcext:value-type="float">
            <text:p>15.2664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2.0847" calcext:value-type="float">
            <text:p>12.084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8703" calcext:value-type="float">
            <text:p>11.8703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2.6285" calcext:value-type="float">
            <text:p>12.6285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8507" calcext:value-type="float">
            <text:p>11.850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7642" calcext:value-type="float">
            <text:p>11.7642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7197" calcext:value-type="float">
            <text:p>11.719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3557" calcext:value-type="float">
            <text:p>11.355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2.1983" calcext:value-type="float">
            <text:p>12.1983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8.23961" calcext:value-type="float">
            <text:p>8.23961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1382" calcext:value-type="float">
            <text:p>11.1382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8.43097" calcext:value-type="float">
            <text:p>8.43097</text:p>
          </table:table-cell>
          <table:table-cell office:value-type="string" calcext:value-type="string">
            <text:p>SHITOMASI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8743" calcext:value-type="float">
            <text:p>13.8743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0145" calcext:value-type="float">
            <text:p>11.014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2.8155" calcext:value-type="float">
            <text:p>12.815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2.4814" calcext:value-type="float">
            <text:p>12.4814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2.5187" calcext:value-type="float">
            <text:p>12.5187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3.2198" calcext:value-type="float">
            <text:p>13.2198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3.0506" calcext:value-type="float">
            <text:p>13.0506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8822" calcext:value-type="float">
            <text:p>11.8822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4426" calcext:value-type="float">
            <text:p>11.4426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3.922" calcext:value-type="float">
            <text:p>13.922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7805" calcext:value-type="float">
            <text:p>11.780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5712" calcext:value-type="float">
            <text:p>11.5712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6341" calcext:value-type="float">
            <text:p>11.6341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0.8448" calcext:value-type="float">
            <text:p>10.8448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0.266" calcext:value-type="float">
            <text:p>10.266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8.17853" calcext:value-type="float">
            <text:p>8.17853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9.68906" calcext:value-type="float">
            <text:p>9.68906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8.11259" calcext:value-type="float">
            <text:p>8.11259</text:p>
          </table:table-cell>
          <table:table-cell office:value-type="string" calcext:value-type="string">
            <text:p>SHITOMASI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9.2789" calcext:value-type="float">
            <text:p>19.278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9876" calcext:value-type="float">
            <text:p>12.9876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3823" calcext:value-type="float">
            <text:p>11.3823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3.3448" calcext:value-type="float">
            <text:p>13.3448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9278" calcext:value-type="float">
            <text:p>12.9278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4.9582" calcext:value-type="float">
            <text:p>14.9582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5744" calcext:value-type="float">
            <text:p>11.5744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1365" calcext:value-type="float">
            <text:p>12.1365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2348" calcext:value-type="float">
            <text:p>11.2348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3.4789" calcext:value-type="float">
            <text:p>13.478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5864" calcext:value-type="float">
            <text:p>11.5864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2398" calcext:value-type="float">
            <text:p>12.2398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2022" calcext:value-type="float">
            <text:p>12.2022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7469" calcext:value-type="float">
            <text:p>12.746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8936" calcext:value-type="float">
            <text:p>12.8936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0.7624" calcext:value-type="float">
            <text:p>10.7624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1442" calcext:value-type="float">
            <text:p>11.1442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0.6677" calcext:value-type="float">
            <text:p>10.6677</text:p>
          </table:table-cell>
          <table:table-cell office:value-type="string" calcext:value-type="string">
            <text:p>SHITOMASI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0134" calcext:value-type="float">
            <text:p>14.0134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7823" calcext:value-type="float">
            <text:p>11.782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0.9546" calcext:value-type="float">
            <text:p>10.9546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6742" calcext:value-type="float">
            <text:p>12.6742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8323" calcext:value-type="float">
            <text:p>11.832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9945" calcext:value-type="float">
            <text:p>12.9945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3.4182" calcext:value-type="float">
            <text:p>13.4182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3.2566" calcext:value-type="float">
            <text:p>13.2566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2092" calcext:value-type="float">
            <text:p>12.2092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3.5138" calcext:value-type="float">
            <text:p>13.5138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1033" calcext:value-type="float">
            <text:p>12.103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5386" calcext:value-type="float">
            <text:p>11.5386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3886" calcext:value-type="float">
            <text:p>11.3886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5744" calcext:value-type="float">
            <text:p>11.5744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0.8477" calcext:value-type="float">
            <text:p>10.8477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7.47634" calcext:value-type="float">
            <text:p>7.47634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0073" calcext:value-type="float">
            <text:p>11.007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8.23276" calcext:value-type="float">
            <text:p>8.23276</text:p>
          </table:table-cell>
          <table:table-cell office:value-type="string" calcext:value-type="string">
            <text:p>SHITOMASI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973" calcext:value-type="float">
            <text:p>12.973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9602" calcext:value-type="float">
            <text:p>12.9602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0192" calcext:value-type="float">
            <text:p>13.0192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4.0344" calcext:value-type="float">
            <text:p>14.0344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99.6634" calcext:value-type="float">
            <text:p>99.6634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534" calcext:value-type="float">
            <text:p>12.534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6.9452" calcext:value-type="float">
            <text:p>16.9452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3441" calcext:value-type="float">
            <text:p>11.3441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3427" calcext:value-type="float">
            <text:p>12.3427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3448" calcext:value-type="float">
            <text:p>13.3448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4.7288" calcext:value-type="float">
            <text:p>14.7288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8844" calcext:value-type="float">
            <text:p>11.8844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8956" calcext:value-type="float">
            <text:p>11.8956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7158" calcext:value-type="float">
            <text:p>11.7158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3008" calcext:value-type="float">
            <text:p>12.3008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2753" calcext:value-type="float">
            <text:p>12.2753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9.65387" calcext:value-type="float">
            <text:p>9.65387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2282" calcext:value-type="float">
            <text:p>12.2282</text:p>
          </table:table-cell>
          <table:table-cell office:value-type="string" calcext:value-type="string">
            <text:p>FAST/BRIS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004" calcext:value-type="float">
            <text:p>11.9004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7.7545" calcext:value-type="float">
            <text:p>17.7545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0809" calcext:value-type="float">
            <text:p>13.0809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5.1502" calcext:value-type="float">
            <text:p>15.1502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21.6829" calcext:value-type="float">
            <text:p>21.6829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3136" calcext:value-type="float">
            <text:p>13.313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9403" calcext:value-type="float">
            <text:p>13.9403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8279" calcext:value-type="float">
            <text:p>12.8279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016" calcext:value-type="float">
            <text:p>12.01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7007" calcext:value-type="float">
            <text:p>13.7007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2068" calcext:value-type="float">
            <text:p>13.2068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6236" calcext:value-type="float">
            <text:p>11.623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0.7143" calcext:value-type="float">
            <text:p>10.7143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1514" calcext:value-type="float">
            <text:p>12.1514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8915" calcext:value-type="float">
            <text:p>11.8915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8.94525" calcext:value-type="float">
            <text:p>8.94525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3251" calcext:value-type="float">
            <text:p>11.3251</text:p>
          </table:table-cell>
          <table:table-cell office:value-type="string" calcext:value-type="string">
            <text:p>FAST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868" calcext:value-type="float">
            <text:p>11.986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6516" calcext:value-type="float">
            <text:p>12.6516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7838" calcext:value-type="float">
            <text:p>12.783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6962" calcext:value-type="float">
            <text:p>13.6962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24.4898" calcext:value-type="float">
            <text:p>24.489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0089" calcext:value-type="float">
            <text:p>13.0089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4.3312" calcext:value-type="float">
            <text:p>14.3312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1861" calcext:value-type="float">
            <text:p>12.1861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8458" calcext:value-type="float">
            <text:p>11.845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6593" calcext:value-type="float">
            <text:p>13.6593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0192" calcext:value-type="float">
            <text:p>13.0192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0.7387" calcext:value-type="float">
            <text:p>10.7387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7682" calcext:value-type="float">
            <text:p>11.7682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3374" calcext:value-type="float">
            <text:p>11.3374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3742" calcext:value-type="float">
            <text:p>11.3742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607" calcext:value-type="float">
            <text:p>11.607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7.49409" calcext:value-type="float">
            <text:p>7.49409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9.86982" calcext:value-type="float">
            <text:p>9.86982</text:p>
          </table:table-cell>
          <table:table-cell office:value-type="string" calcext:value-type="string">
            <text:p>FAST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3806" calcext:value-type="float">
            <text:p>12.380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6.9844" calcext:value-type="float">
            <text:p>16.9844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3.6189" calcext:value-type="float">
            <text:p>13.6189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4.0766" calcext:value-type="float">
            <text:p>14.076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5.4925" calcext:value-type="float">
            <text:p>15.4925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3.6007" calcext:value-type="float">
            <text:p>13.6007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6.905" calcext:value-type="float">
            <text:p>16.905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5467" calcext:value-type="float">
            <text:p>11.5467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3793" calcext:value-type="float">
            <text:p>12.3793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7001" calcext:value-type="float">
            <text:p>12.7001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7126" calcext:value-type="float">
            <text:p>12.712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4236" calcext:value-type="float">
            <text:p>11.423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0411" calcext:value-type="float">
            <text:p>12.0411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2961" calcext:value-type="float">
            <text:p>11.2961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8008" calcext:value-type="float">
            <text:p>11.8008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9785" calcext:value-type="float">
            <text:p>11.9785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9.04561" calcext:value-type="float">
            <text:p>9.04561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9275" calcext:value-type="float">
            <text:p>11.9275</text:p>
          </table:table-cell>
          <table:table-cell office:value-type="string" calcext:value-type="string">
            <text:p>FAST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837" calcext:value-type="float">
            <text:p>11.9837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9992" calcext:value-type="float">
            <text:p>12.9992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4.885" calcext:value-type="float">
            <text:p>14.885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25.9725" calcext:value-type="float">
            <text:p>25.9725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878" calcext:value-type="float">
            <text:p>12.87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9.1295" calcext:value-type="float">
            <text:p>19.1295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3.1763" calcext:value-type="float">
            <text:p>13.1763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9387" calcext:value-type="float">
            <text:p>11.9387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4.0994" calcext:value-type="float">
            <text:p>14.0994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3.7533" calcext:value-type="float">
            <text:p>13.7533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6118" calcext:value-type="float">
            <text:p>11.611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8533" calcext:value-type="float">
            <text:p>11.8533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0.4038" calcext:value-type="float">
            <text:p>10.403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4079" calcext:value-type="float">
            <text:p>11.4079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0723" calcext:value-type="float">
            <text:p>11.0723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8.95748" calcext:value-type="float">
            <text:p>8.9574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6025" calcext:value-type="float">
            <text:p>11.6025</text:p>
          </table:table-cell>
          <table:table-cell office:value-type="string" calcext:value-type="string">
            <text:p>FAST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9354" calcext:value-type="float">
            <text:p>13.9354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5.0734" calcext:value-type="float">
            <text:p>15.0734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2.6915" calcext:value-type="float">
            <text:p>12.6915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5.2671" calcext:value-type="float">
            <text:p>15.2671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24.3622" calcext:value-type="float">
            <text:p>24.3622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5.4274" calcext:value-type="float">
            <text:p>15.4274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8.1356" calcext:value-type="float">
            <text:p>18.135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6.5176" calcext:value-type="float">
            <text:p>16.517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4.9064" calcext:value-type="float">
            <text:p>14.9064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4.3012" calcext:value-type="float">
            <text:p>14.3012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3.0458" calcext:value-type="float">
            <text:p>13.0458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1.6197" calcext:value-type="float">
            <text:p>11.6197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2.7156" calcext:value-type="float">
            <text:p>12.715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1.5082" calcext:value-type="float">
            <text:p>11.5082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2.2963" calcext:value-type="float">
            <text:p>12.2963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0.3623" calcext:value-type="float">
            <text:p>10.3623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9.4183" calcext:value-type="float">
            <text:p>9.4183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0.5758" calcext:value-type="float">
            <text:p>10.5758</text:p>
          </table:table-cell>
          <table:table-cell office:value-type="string" calcext:value-type="string">
            <text:p>BRISK/BRIS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8215" calcext:value-type="float">
            <text:p>13.8215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8.0906" calcext:value-type="float">
            <text:p>18.0906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2.4078" calcext:value-type="float">
            <text:p>12.4078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21.8235" calcext:value-type="float">
            <text:p>21.8235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25.9018" calcext:value-type="float">
            <text:p>25.9018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9.1942" calcext:value-type="float">
            <text:p>19.1942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7.9009" calcext:value-type="float">
            <text:p>17.9009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8.3884" calcext:value-type="float">
            <text:p>18.3884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4.9617" calcext:value-type="float">
            <text:p>14.9617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2.0464" calcext:value-type="float">
            <text:p>12.0464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5343" calcext:value-type="float">
            <text:p>11.5343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4.1488" calcext:value-type="float">
            <text:p>14.1488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2.8926" calcext:value-type="float">
            <text:p>12.8926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0.3194" calcext:value-type="float">
            <text:p>10.3194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1036" calcext:value-type="float">
            <text:p>11.1036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3.047" calcext:value-type="float">
            <text:p>13.047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1959" calcext:value-type="float">
            <text:p>11.1959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9.57089" calcext:value-type="float">
            <text:p>9.57089</text:p>
          </table:table-cell>
          <table:table-cell office:value-type="string" calcext:value-type="string">
            <text:p>BRISK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9954" calcext:value-type="float">
            <text:p>13.9954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4.8464" calcext:value-type="float">
            <text:p>14.8464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3.455" calcext:value-type="float">
            <text:p>13.455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9.9631" calcext:value-type="float">
            <text:p>19.9631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20.577" calcext:value-type="float">
            <text:p>20.577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6.3232" calcext:value-type="float">
            <text:p>16.3232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9.5354" calcext:value-type="float">
            <text:p>19.5354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5.5633" calcext:value-type="float">
            <text:p>15.5633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2.1247" calcext:value-type="float">
            <text:p>12.1247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2.2395" calcext:value-type="float">
            <text:p>12.2395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2.3895" calcext:value-type="float">
            <text:p>12.3895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2827" calcext:value-type="float">
            <text:p>11.2827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0.7668" calcext:value-type="float">
            <text:p>10.7668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3.2191" calcext:value-type="float">
            <text:p>13.2191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0.5183" calcext:value-type="float">
            <text:p>10.5183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9.71311" calcext:value-type="float">
            <text:p>9.71311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0.6055" calcext:value-type="float">
            <text:p>10.6055</text:p>
          </table:table-cell>
          <table:table-cell office:value-type="string" calcext:value-type="string">
            <text:p>BRISK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4885" calcext:value-type="float">
            <text:p>14.4885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22.3902" calcext:value-type="float">
            <text:p>22.3902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4.5503" calcext:value-type="float">
            <text:p>14.5503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3.6944" calcext:value-type="float">
            <text:p>13.6944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23.8766" calcext:value-type="float">
            <text:p>23.8766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3.8709" calcext:value-type="float">
            <text:p>13.8709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7.0768" calcext:value-type="float">
            <text:p>17.0768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8.1204" calcext:value-type="float">
            <text:p>18.1204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3.0613" calcext:value-type="float">
            <text:p>13.0613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0846" calcext:value-type="float">
            <text:p>12.0846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7117" calcext:value-type="float">
            <text:p>12.7117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5796" calcext:value-type="float">
            <text:p>12.5796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1.5847" calcext:value-type="float">
            <text:p>11.5847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3974" calcext:value-type="float">
            <text:p>12.3974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9.84506" calcext:value-type="float">
            <text:p>9.84506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8.85562" calcext:value-type="float">
            <text:p>8.85562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0.5919" calcext:value-type="float">
            <text:p>10.5919</text:p>
          </table:table-cell>
          <table:table-cell office:value-type="string" calcext:value-type="string">
            <text:p>BRISK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5.8393" calcext:value-type="float">
            <text:p>15.8393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7.7622" calcext:value-type="float">
            <text:p>17.7622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8.1289" calcext:value-type="float">
            <text:p>18.1289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35.743" calcext:value-type="float">
            <text:p>35.743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7892" calcext:value-type="float">
            <text:p>13.7892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6.7101" calcext:value-type="float">
            <text:p>16.7101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9.1502" calcext:value-type="float">
            <text:p>19.1502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5.684" calcext:value-type="float">
            <text:p>15.68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8178" calcext:value-type="float">
            <text:p>13.8178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2.2442" calcext:value-type="float">
            <text:p>12.2442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2948" calcext:value-type="float">
            <text:p>13.2948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2.6708" calcext:value-type="float">
            <text:p>12.6708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0.7044" calcext:value-type="float">
            <text:p>10.704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2084" calcext:value-type="float">
            <text:p>13.208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0.2805" calcext:value-type="float">
            <text:p>10.2805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0.724" calcext:value-type="float">
            <text:p>10.72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6383" calcext:value-type="float">
            <text:p>13.6383</text:p>
          </table:table-cell>
          <table:table-cell office:value-type="string" calcext:value-type="string">
            <text:p>BRISK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5.7403" calcext:value-type="float">
            <text:p>15.7403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0.9911" calcext:value-type="float">
            <text:p>10.9911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2.8111" calcext:value-type="float">
            <text:p>12.8111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8.5274" calcext:value-type="float">
            <text:p>18.5274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8.90627" calcext:value-type="float">
            <text:p>8.90627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7.61216" calcext:value-type="float">
            <text:p>7.61216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3.2776" calcext:value-type="float">
            <text:p>13.2776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5.8889" calcext:value-type="float">
            <text:p>15.8889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26.1823" calcext:value-type="float">
            <text:p>26.1823</text:p>
          </table:table-cell>
          <table:table-cell office:value-type="string" calcext:value-type="string">
            <text:p>ORB/BRISK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25.1435" calcext:value-type="float">
            <text:p>25.1435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7.9177" calcext:value-type="float">
            <text:p>17.9177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20.322" calcext:value-type="float">
            <text:p>20.322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5.1895" calcext:value-type="float">
            <text:p>15.1895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0.8171" calcext:value-type="float">
            <text:p>10.8171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0.2957" calcext:value-type="float">
            <text:p>10.2957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21.8476" calcext:value-type="float">
            <text:p>21.8476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3.918" calcext:value-type="float">
            <text:p>13.918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9.599" calcext:value-type="float">
            <text:p>9.599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3.7016" calcext:value-type="float">
            <text:p>13.7016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5.4701" calcext:value-type="float">
            <text:p>15.4701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8.3749" calcext:value-type="float">
            <text:p>18.3749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5.6601" calcext:value-type="float">
            <text:p>15.6601</text:p>
          </table:table-cell>
          <table:table-cell office:value-type="string" calcext:value-type="string">
            <text:p>ORB/BRIEF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9.69856" calcext:value-type="float">
            <text:p>9.69856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3.3665" calcext:value-type="float">
            <text:p>13.3665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5.1527" calcext:value-type="float">
            <text:p>15.1527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0.1178" calcext:value-type="float">
            <text:p>10.1178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2.8214" calcext:value-type="float">
            <text:p>12.8214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1.337" calcext:value-type="float">
            <text:p>11.337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9.78779" calcext:value-type="float">
            <text:p>9.78779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4.6353" calcext:value-type="float">
            <text:p>14.6353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24.1598" calcext:value-type="float">
            <text:p>24.1598</text:p>
          </table:table-cell>
          <table:table-cell office:value-type="string" calcext:value-type="string">
            <text:p>ORB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22.2141" calcext:value-type="float">
            <text:p>22.214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12145" calcext:value-type="float">
            <text:p>9.12145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3.1669" calcext:value-type="float">
            <text:p>13.1669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2.9332" calcext:value-type="float">
            <text:p>12.9332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7.95601" calcext:value-type="float">
            <text:p>7.9560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12783" calcext:value-type="float">
            <text:p>9.12783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3.5742" calcext:value-type="float">
            <text:p>13.5742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61341" calcext:value-type="float">
            <text:p>9.6134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4.4546" calcext:value-type="float">
            <text:p>14.4546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45581" calcext:value-type="float">
            <text:p>9.4558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2899" calcext:value-type="float">
            <text:p>12.2899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4.7671" calcext:value-type="float">
            <text:p>14.7671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4586" calcext:value-type="float">
            <text:p>13.4586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4.2527" calcext:value-type="float">
            <text:p>14.2527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4.1246" calcext:value-type="float">
            <text:p>14.1246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5.0884" calcext:value-type="float">
            <text:p>15.0884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6.2013" calcext:value-type="float">
            <text:p>16.2013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4.3942" calcext:value-type="float">
            <text:p>14.3942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1.4787" calcext:value-type="float">
            <text:p>11.4787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2.6562" calcext:value-type="float">
            <text:p>12.6562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1.2959" calcext:value-type="float">
            <text:p>11.2959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4433" calcext:value-type="float">
            <text:p>10.4433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5446" calcext:value-type="float">
            <text:p>10.5446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0003" calcext:value-type="float">
            <text:p>10.0003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9.99321" calcext:value-type="float">
            <text:p>9.99321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9.44134" calcext:value-type="float">
            <text:p>9.44134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8.98139" calcext:value-type="float">
            <text:p>8.98139</text:p>
          </table:table-cell>
          <table:table-cell office:value-type="string" calcext:value-type="string">
            <text:p>AKAZE/BRIS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3774" calcext:value-type="float">
            <text:p>13.3774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5.1976" calcext:value-type="float">
            <text:p>15.1976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3.1413" calcext:value-type="float">
            <text:p>13.1413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5957" calcext:value-type="float">
            <text:p>14.5957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5.6051" calcext:value-type="float">
            <text:p>15.6051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3.6406" calcext:value-type="float">
            <text:p>13.6406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5.7392" calcext:value-type="float">
            <text:p>15.7392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4599" calcext:value-type="float">
            <text:p>14.4599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1136" calcext:value-type="float">
            <text:p>14.1136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1.8964" calcext:value-type="float">
            <text:p>11.8964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3.0259" calcext:value-type="float">
            <text:p>13.0259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2.1682" calcext:value-type="float">
            <text:p>12.1682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0.2485" calcext:value-type="float">
            <text:p>10.2485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0.1261" calcext:value-type="float">
            <text:p>10.1261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9.15073" calcext:value-type="float">
            <text:p>9.15073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0.1458" calcext:value-type="float">
            <text:p>10.1458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9.53868" calcext:value-type="float">
            <text:p>9.53868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8.84385" calcext:value-type="float">
            <text:p>8.84385</text:p>
          </table:table-cell>
          <table:table-cell office:value-type="string" calcext:value-type="string">
            <text:p>AKAZE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2771" calcext:value-type="float">
            <text:p>13.2771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4.5743" calcext:value-type="float">
            <text:p>14.5743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3.2589" calcext:value-type="float">
            <text:p>13.2589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4.3818" calcext:value-type="float">
            <text:p>14.3818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5.9471" calcext:value-type="float">
            <text:p>15.9471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4.146" calcext:value-type="float">
            <text:p>14.146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5.8057" calcext:value-type="float">
            <text:p>15.8057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4.2606" calcext:value-type="float">
            <text:p>14.2606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3.4231" calcext:value-type="float">
            <text:p>13.4231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1.4554" calcext:value-type="float">
            <text:p>11.4554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2.329" calcext:value-type="float">
            <text:p>12.329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1.6477" calcext:value-type="float">
            <text:p>11.6477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0.7927" calcext:value-type="float">
            <text:p>10.7927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0.4416" calcext:value-type="float">
            <text:p>10.4416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9.87758" calcext:value-type="float">
            <text:p>9.87758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0.2919" calcext:value-type="float">
            <text:p>10.2919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9.07698" calcext:value-type="float">
            <text:p>9.07698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8.78254" calcext:value-type="float">
            <text:p>8.78254</text:p>
          </table:table-cell>
          <table:table-cell office:value-type="string" calcext:value-type="string">
            <text:p>AKAZE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5835" calcext:value-type="float">
            <text:p>12.5835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4.7901" calcext:value-type="float">
            <text:p>14.790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2.949" calcext:value-type="float">
            <text:p>12.949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4.6163" calcext:value-type="float">
            <text:p>14.6163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6.4977" calcext:value-type="float">
            <text:p>16.4977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3.2509" calcext:value-type="float">
            <text:p>13.2509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5.2119" calcext:value-type="float">
            <text:p>15.2119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4.5567" calcext:value-type="float">
            <text:p>14.5567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4.1523" calcext:value-type="float">
            <text:p>14.1523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1.5863" calcext:value-type="float">
            <text:p>11.5863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2.1869" calcext:value-type="float">
            <text:p>12.1869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1.5021" calcext:value-type="float">
            <text:p>11.502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0.4251" calcext:value-type="float">
            <text:p>10.425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0.4339" calcext:value-type="float">
            <text:p>10.4339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0.6541" calcext:value-type="float">
            <text:p>10.654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0.0937" calcext:value-type="float">
            <text:p>10.0937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9.35968" calcext:value-type="float">
            <text:p>9.35968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9.00572" calcext:value-type="float">
            <text:p>9.00572</text:p>
          </table:table-cell>
          <table:table-cell office:value-type="string" calcext:value-type="string">
            <text:p>AKAZE/AKAZ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773" calcext:value-type="float">
            <text:p>12.77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4.0761" calcext:value-type="float">
            <text:p>14.076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8617" calcext:value-type="float">
            <text:p>13.8617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7514" calcext:value-type="float">
            <text:p>13.7514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5.0307" calcext:value-type="float">
            <text:p>15.0307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4.2353" calcext:value-type="float">
            <text:p>14.235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5.6927" calcext:value-type="float">
            <text:p>15.6927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4.1263" calcext:value-type="float">
            <text:p>14.126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493" calcext:value-type="float">
            <text:p>13.49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1.878" calcext:value-type="float">
            <text:p>11.878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2.0453" calcext:value-type="float">
            <text:p>12.045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0.6995" calcext:value-type="float">
            <text:p>10.6995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0.9342" calcext:value-type="float">
            <text:p>10.9342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97794" calcext:value-type="float">
            <text:p>9.97794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30771" calcext:value-type="float">
            <text:p>9.3077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66431" calcext:value-type="float">
            <text:p>9.6643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57175" calcext:value-type="float">
            <text:p>9.57175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8.943" calcext:value-type="float">
            <text:p>8.943</text:p>
          </table:table-cell>
          <table:table-cell office:value-type="string" calcext:value-type="string">
            <text:p>AKAZE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6613" calcext:value-type="float">
            <text:p>12.6613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6497" calcext:value-type="float">
            <text:p>14.6497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3.1515" calcext:value-type="float">
            <text:p>13.151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1718" calcext:value-type="float">
            <text:p>14.1718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7.0355" calcext:value-type="float">
            <text:p>17.035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3.7732" calcext:value-type="float">
            <text:p>13.7732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5.4946" calcext:value-type="float">
            <text:p>15.4946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1466" calcext:value-type="float">
            <text:p>14.1466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1544" calcext:value-type="float">
            <text:p>14.1544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1.6543" calcext:value-type="float">
            <text:p>11.6543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2.7062" calcext:value-type="float">
            <text:p>12.7062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1.3908" calcext:value-type="float">
            <text:p>11.3908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0.9192" calcext:value-type="float">
            <text:p>10.9192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0.463" calcext:value-type="float">
            <text:p>10.463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9.82977" calcext:value-type="float">
            <text:p>9.82977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0.1205" calcext:value-type="float">
            <text:p>10.120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9.46144" calcext:value-type="float">
            <text:p>9.46144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8.90798" calcext:value-type="float">
            <text:p>8.90798</text:p>
          </table:table-cell>
          <table:table-cell office:value-type="string" calcext:value-type="string">
            <text:p>AKAZE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6339" calcext:value-type="float">
            <text:p>11.6339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3.188" calcext:value-type="float">
            <text:p>13.18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2.6434" calcext:value-type="float">
            <text:p>12.6434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8.2137" calcext:value-type="float">
            <text:p>18.2137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5.2379" calcext:value-type="float">
            <text:p>15.2379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2.5715" calcext:value-type="float">
            <text:p>12.5715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4.9838" calcext:value-type="float">
            <text:p>14.983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7.8138" calcext:value-type="float">
            <text:p>17.813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4.067" calcext:value-type="float">
            <text:p>14.067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1.0126" calcext:value-type="float">
            <text:p>11.0126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1.7798" calcext:value-type="float">
            <text:p>11.779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1.5232" calcext:value-type="float">
            <text:p>11.5232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0.5749" calcext:value-type="float">
            <text:p>10.5749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1.5129" calcext:value-type="float">
            <text:p>11.5129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9.46346" calcext:value-type="float">
            <text:p>9.46346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9.06411" calcext:value-type="float">
            <text:p>9.06411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8.86778" calcext:value-type="float">
            <text:p>8.8677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8.93007" calcext:value-type="float">
            <text:p>8.93007</text:p>
          </table:table-cell>
          <table:table-cell office:value-type="string" calcext:value-type="string">
            <text:p>SIFT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961" calcext:value-type="float">
            <text:p>11.996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2.6771" calcext:value-type="float">
            <text:p>12.677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3.9155" calcext:value-type="float">
            <text:p>13.9155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21.8023" calcext:value-type="float">
            <text:p>21.8023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4.1642" calcext:value-type="float">
            <text:p>14.1642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1.0631" calcext:value-type="float">
            <text:p>11.063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3.1317" calcext:value-type="float">
            <text:p>13.1317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6.1708" calcext:value-type="float">
            <text:p>16.1708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3.2586" calcext:value-type="float">
            <text:p>13.2586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0.0891" calcext:value-type="float">
            <text:p>10.089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2.0448" calcext:value-type="float">
            <text:p>12.0448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9.45076" calcext:value-type="float">
            <text:p>9.45076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9.62883" calcext:value-type="float">
            <text:p>9.62883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9.3534" calcext:value-type="float">
            <text:p>9.3534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8.92271" calcext:value-type="float">
            <text:p>8.9227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8.86647" calcext:value-type="float">
            <text:p>8.86647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8.61572" calcext:value-type="float">
            <text:p>8.61572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9.41223" calcext:value-type="float">
            <text:p>9.41223</text:p>
          </table:table-cell>
          <table:table-cell office:value-type="string" calcext:value-type="string">
            <text:p>SIFT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5787" calcext:value-type="float">
            <text:p>11.578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2.6971" calcext:value-type="float">
            <text:p>12.6971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3.2096" calcext:value-type="float">
            <text:p>13.2096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9.6967" calcext:value-type="float">
            <text:p>19.696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3.8924" calcext:value-type="float">
            <text:p>13.892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1.0631" calcext:value-type="float">
            <text:p>11.0631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4.3087" calcext:value-type="float">
            <text:p>14.308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2.0539" calcext:value-type="float">
            <text:p>12.0539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5.0529" calcext:value-type="float">
            <text:p>15.0529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0.6277" calcext:value-type="float">
            <text:p>10.627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1.2887" calcext:value-type="float">
            <text:p>11.288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0.9686" calcext:value-type="float">
            <text:p>10.9686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9.15905" calcext:value-type="float">
            <text:p>9.15905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9.18397" calcext:value-type="float">
            <text:p>9.1839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9.2644" calcext:value-type="float">
            <text:p>9.264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9.84815" calcext:value-type="float">
            <text:p>9.84815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8.68077" calcext:value-type="float">
            <text:p>8.6807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8.96286" calcext:value-type="float">
            <text:p>8.96286</text:p>
          </table:table-cell>
          <table:table-cell office:value-type="string" calcext:value-type="string">
            <text:p>SIFT/F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21:45:28.487319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22:44:19.251600079</dc:date>
    <meta:editing-duration>PT1H6M41S</meta:editing-duration>
    <meta:editing-cycles>6</meta:editing-cycles>
    <meta:generator>LibreOffice/6.0.7.3$Linux_X86_64 LibreOffice_project/00m0$Build-3</meta:generator>
    <meta:document-statistic meta:table-count="1" meta:cell-count="1010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45cm" svg:height="9.005cm" xlink:href=".." xlink:type="simple" chart:class="chart:scatter" chart:style-name="ch1">
        <chart:legend chart:legend-position="end" svg:x="12.843cm" svg:y="4.203cm" style:legend-expansion="high" chart:style-name="ch2"/>
        <chart:plot-area chart:style-name="ch3" table:cell-range-address="ttcCamera.A1:ttcCamera.A19" chart:data-source-has-labels="row" svg:x="0.322cm" svg:y="0.18cm" svg:width="12.199cm" svg:height="8.645cm">
          <chartooo:coordinate-region svg:x="0.943cm" svg:y="0.379cm" svg:width="11.3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:ttcCamera.A19" chart:label-cell-address="ttcCamera.A1:ttcCamera.A1" chart:class="chart:scatte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:ttcCamera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3278">
                <text:p>15.3278</text:p>
                <draw:g>
                  <svg:desc>ttcCamera.A2:ttcCamera.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634">
                <text:p>12.7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261">
                <text:p>13.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276">
                <text:p>13.0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26">
                <text:p>11.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408">
                <text:p>12.8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9921">
                <text:p>13.9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74">
                <text:p>11.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585">
                <text:p>35.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762">
                <text:p>12.7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836">
                <text:p>11.5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876">
                <text:p>11.4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294">
                <text:p>12.2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25">
                <text:p>10.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857">
                <text:p>10.6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052">
                <text:p>10.0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152">
                <text:p>10.5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190:ttcCamera.A207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91:ttcCamera.A207" chart:label-cell-address="ttcCamera.A190:ttcCamera.A190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90:ttcCamera.A1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837">
                <text:p>11.9837</text:p>
                <draw:g>
                  <svg:desc>ttcCamera.A191:ttcCamera.A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992">
                <text:p>12.9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85">
                <text:p>14.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9725">
                <text:p>25.9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78">
                <text:p>12.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295">
                <text:p>19.1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1763">
                <text:p>13.1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387">
                <text:p>11.9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0994">
                <text:p>14.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533">
                <text:p>13.7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118">
                <text:p>11.6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533">
                <text:p>11.8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038">
                <text:p>10.4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079">
                <text:p>11.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723">
                <text:p>11.0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5748">
                <text:p>8.957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211:ttcCamera.A229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12:ttcCamera.A229" chart:label-cell-address="ttcCamera.A211:ttcCamera.A21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11:ttcCamera.A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354">
                <text:p>13.9354</text:p>
                <draw:g>
                  <svg:desc>ttcCamera.A212:ttcCamera.A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734">
                <text:p>15.0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915">
                <text:p>12.6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671">
                <text:p>15.2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3622">
                <text:p>24.3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74">
                <text:p>15.4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1356">
                <text:p>18.1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176">
                <text:p>16.5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9064">
                <text:p>14.9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012">
                <text:p>14.3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0458">
                <text:p>13.0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197">
                <text:p>11.6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156">
                <text:p>12.7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082">
                <text:p>11.5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963">
                <text:p>12.2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623">
                <text:p>10.3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183">
                <text:p>9.4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758">
                <text:p>10.57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232:ttcCamera.A250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33:ttcCamera.A250" chart:label-cell-address="ttcCamera.A232:ttcCamera.A23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32:ttcCamera.A2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215">
                <text:p>13.8215</text:p>
                <draw:g>
                  <svg:desc>ttcCamera.A233:ttcCamera.A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0906">
                <text:p>18.0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078">
                <text:p>12.4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8235">
                <text:p>21.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9018">
                <text:p>25.9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1942">
                <text:p>19.1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9009">
                <text:p>17.9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884">
                <text:p>18.3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9617">
                <text:p>14.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464">
                <text:p>12.0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343">
                <text:p>11.5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488">
                <text:p>14.1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8926">
                <text:p>12.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3194">
                <text:p>10.3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036">
                <text:p>11.1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047">
                <text:p>13.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57089">
                <text:p>9.570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253:ttcCamera.A270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54:ttcCamera.A270" chart:label-cell-address="ttcCamera.A253:ttcCamera.A253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53:ttcCamera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954">
                <text:p>13.9954</text:p>
                <draw:g>
                  <svg:desc>ttcCamera.A254:ttcCamera.A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464">
                <text:p>14.8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455">
                <text:p>13.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9631">
                <text:p>19.9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577">
                <text:p>20.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3232">
                <text:p>16.3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354">
                <text:p>19.5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5633">
                <text:p>15.5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247">
                <text:p>12.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395">
                <text:p>12.2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3895">
                <text:p>12.3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827">
                <text:p>11.2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668">
                <text:p>10.7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191">
                <text:p>13.2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183">
                <text:p>10.5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71311">
                <text:p>9.713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274:ttcCamera.A292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75:ttcCamera.A292" chart:label-cell-address="ttcCamera.A274:ttcCamera.A27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74:ttcCamera.A2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4885">
                <text:p>14.4885</text:p>
                <draw:g>
                  <svg:desc>ttcCamera.A275:ttcCamera.A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3902">
                <text:p>22.3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503">
                <text:p>14.5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944">
                <text:p>13.6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8766">
                <text:p>23.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709">
                <text:p>13.8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16">
                <text:p>14.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768">
                <text:p>17.0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204">
                <text:p>18.1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0613">
                <text:p>13.0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846">
                <text:p>12.0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117">
                <text:p>12.7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796">
                <text:p>12.5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847">
                <text:p>11.5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974">
                <text:p>12.3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4506">
                <text:p>9.84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85562">
                <text:p>8.85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919">
                <text:p>10.59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295:ttcCamera.A313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96:ttcCamera.A313" chart:label-cell-address="ttcCamera.A295:ttcCamera.A29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95:ttcCamera.A2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393">
                <text:p>15.8393</text:p>
                <draw:g>
                  <svg:desc>ttcCamera.A296:ttcCamera.A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7622">
                <text:p>17.7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289">
                <text:p>18.1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743">
                <text:p>35.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892">
                <text:p>13.7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101">
                <text:p>16.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1502">
                <text:p>19.1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84">
                <text:p>15.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178">
                <text:p>13.8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442">
                <text:p>12.2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2948">
                <text:p>13.2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708">
                <text:p>12.6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044">
                <text:p>10.7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084">
                <text:p>13.2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805">
                <text:p>10.2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24">
                <text:p>10.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383">
                <text:p>13.638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4.201cm" style:legend-expansion="high" chart:style-name="ch2"/>
        <chart:plot-area chart:style-name="ch3" table:cell-range-address="ttcCamera.A316:ttcCamera.A326" chart:data-source-has-labels="row" svg:x="0.32cm" svg:y="0.18cm" svg:width="12.058cm" svg:height="8.64cm">
          <chartooo:coordinate-region svg:x="0.862cm" svg:y="0.379cm" svg:width="11.2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317:ttcCamera.A326" chart:label-cell-address="ttcCamera.A316:ttcCamera.A31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316:ttcCamera.A3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7403">
                <text:p>15.7403</text:p>
                <draw:g>
                  <svg:desc>ttcCamera.A317:ttcCamera.A3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911">
                <text:p>10.9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111">
                <text:p>12.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274">
                <text:p>18.5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0627">
                <text:p>8.90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1216">
                <text:p>7.61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776">
                <text:p>13.2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889">
                <text:p>15.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823">
                <text:p>26.182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337:ttcCamera.A350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338:ttcCamera.A350" chart:label-cell-address="ttcCamera.A337:ttcCamera.A337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337:ttcCamera.A3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435">
                <text:p>25.1435</text:p>
                <draw:g>
                  <svg:desc>ttcCamera.A338:ttcCamera.A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177">
                <text:p>17.9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322">
                <text:p>20.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895">
                <text:p>15.1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171">
                <text:p>10.8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957">
                <text:p>10.2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476">
                <text:p>21.8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918">
                <text:p>13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99">
                <text:p>9.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016">
                <text:p>13.7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701">
                <text:p>15.4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3749">
                <text:p>18.3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601">
                <text:p>15.6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385:ttcCamera.A403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386:ttcCamera.A403" chart:label-cell-address="ttcCamera.A385:ttcCamera.A38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385:ttcCamera.A3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899">
                <text:p>12.2899</text:p>
                <draw:g>
                  <svg:desc>ttcCamera.A386:ttcCamera.A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671">
                <text:p>14.7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4586">
                <text:p>13.4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2527">
                <text:p>14.2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246">
                <text:p>14.1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0884">
                <text:p>15.0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013">
                <text:p>16.2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942">
                <text:p>14.3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4787">
                <text:p>11.4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562">
                <text:p>12.6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959">
                <text:p>11.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433">
                <text:p>10.4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446">
                <text:p>10.5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003">
                <text:p>10.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321">
                <text:p>9.99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4134">
                <text:p>9.44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8139">
                <text:p>8.9813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06:ttcCamera.A424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07:ttcCamera.A424" chart:label-cell-address="ttcCamera.A406:ttcCamera.A40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06:ttcCamera.A4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774">
                <text:p>13.3774</text:p>
                <draw:g>
                  <svg:desc>ttcCamera.A407:ttcCamera.A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976">
                <text:p>15.1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413">
                <text:p>13.1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957">
                <text:p>14.5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6051">
                <text:p>15.6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406">
                <text:p>13.6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7392">
                <text:p>15.7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599">
                <text:p>14.4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136">
                <text:p>14.1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964">
                <text:p>11.8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0259">
                <text:p>13.0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682">
                <text:p>12.1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485">
                <text:p>10.2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261">
                <text:p>10.1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15073">
                <text:p>9.1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458">
                <text:p>10.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3868">
                <text:p>9.53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4385">
                <text:p>8.8438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22:ttcCamera.A40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3:ttcCamera.A40" chart:label-cell-address="ttcCamera.A22:ttcCamera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2:ttcCamera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756">
                <text:p>14.6756</text:p>
                <draw:g>
                  <svg:desc>ttcCamera.A23:ttcCamera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9717">
                <text:p>13.9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3978">
                <text:p>9.73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982">
                <text:p>14.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628">
                <text:p>12.7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703">
                <text:p>13.2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664">
                <text:p>15.2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847">
                <text:p>12.0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703">
                <text:p>11.8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285">
                <text:p>12.6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507">
                <text:p>11.8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642">
                <text:p>11.7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197">
                <text:p>11.7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557">
                <text:p>11.3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983">
                <text:p>12.1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3961">
                <text:p>8.23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382">
                <text:p>11.1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3097">
                <text:p>8.43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27:ttcCamera.A445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28:ttcCamera.A445" chart:label-cell-address="ttcCamera.A427:ttcCamera.A42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27:ttcCamera.A4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771">
                <text:p>13.2771</text:p>
                <draw:g>
                  <svg:desc>ttcCamera.A428:ttcCamera.A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743">
                <text:p>14.5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589">
                <text:p>13.2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818">
                <text:p>14.3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471">
                <text:p>15.9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46">
                <text:p>14.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057">
                <text:p>15.8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606">
                <text:p>14.2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231">
                <text:p>13.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4554">
                <text:p>11.4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329">
                <text:p>12.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477">
                <text:p>11.6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927">
                <text:p>10.7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416">
                <text:p>10.4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7758">
                <text:p>9.87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919">
                <text:p>10.2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7698">
                <text:p>9.0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254">
                <text:p>8.7825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48:ttcCamera.A466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49:ttcCamera.A466" chart:label-cell-address="ttcCamera.A448:ttcCamera.A44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48:ttcCamera.A4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835">
                <text:p>12.5835</text:p>
                <draw:g>
                  <svg:desc>ttcCamera.A449:ttcCamera.A4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901">
                <text:p>14.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49">
                <text:p>12.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163">
                <text:p>14.6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4977">
                <text:p>16.4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509">
                <text:p>13.2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119">
                <text:p>15.2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567">
                <text:p>14.5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523">
                <text:p>14.1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863">
                <text:p>11.5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869">
                <text:p>12.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021">
                <text:p>11.5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51">
                <text:p>10.4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339">
                <text:p>10.4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541">
                <text:p>10.6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937">
                <text:p>10.0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5968">
                <text:p>9.35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0572">
                <text:p>9.0057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69:ttcCamera.A487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70:ttcCamera.A487" chart:label-cell-address="ttcCamera.A469:ttcCamera.A46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69:ttcCamera.A4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73">
                <text:p>12.773</text:p>
                <draw:g>
                  <svg:desc>ttcCamera.A470:ttcCamera.A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761">
                <text:p>14.0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617">
                <text:p>13.8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514">
                <text:p>13.7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307">
                <text:p>15.0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353">
                <text:p>14.2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927">
                <text:p>15.6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263">
                <text:p>14.1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93">
                <text:p>13.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78">
                <text:p>11.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453">
                <text:p>12.0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995">
                <text:p>10.6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42">
                <text:p>10.9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7794">
                <text:p>9.97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0771">
                <text:p>9.30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66431">
                <text:p>9.6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7175">
                <text:p>9.57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43">
                <text:p>8.9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90:ttcCamera.A508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91:ttcCamera.A508" chart:label-cell-address="ttcCamera.A490:ttcCamera.A49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90:ttcCamera.A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613">
                <text:p>12.6613</text:p>
                <draw:g>
                  <svg:desc>ttcCamera.A491:ttcCamera.A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497">
                <text:p>14.6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515">
                <text:p>13.1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718">
                <text:p>14.1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0355">
                <text:p>17.0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732">
                <text:p>13.7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946">
                <text:p>15.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466">
                <text:p>14.1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544">
                <text:p>14.1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543">
                <text:p>11.6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062">
                <text:p>12.7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908">
                <text:p>11.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192">
                <text:p>10.9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63">
                <text:p>10.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2977">
                <text:p>9.82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205">
                <text:p>10.1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6144">
                <text:p>9.46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0798">
                <text:p>8.907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511:ttcCamera.A529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512:ttcCamera.A529" chart:label-cell-address="ttcCamera.A511:ttcCamera.A51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511:ttcCamera.A5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6339">
                <text:p>11.6339</text:p>
                <draw:g>
                  <svg:desc>ttcCamera.A512:ttcCamera.A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88">
                <text:p>13.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434">
                <text:p>12.6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137">
                <text:p>18.2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379">
                <text:p>15.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715">
                <text:p>12.5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838">
                <text:p>14.9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8138">
                <text:p>17.8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067">
                <text:p>14.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126">
                <text:p>11.0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798">
                <text:p>11.7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232">
                <text:p>11.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749">
                <text:p>10.5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129">
                <text:p>11.5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6346">
                <text:p>9.46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6411">
                <text:p>9.06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86778">
                <text:p>8.86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3007">
                <text:p>8.930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532:ttcCamera.A550" chart:data-source-has-labels="row" svg:x="0.32cm" svg:y="0.18cm" svg:width="12.065cm" svg:height="8.646cm">
          <chartooo:coordinate-region svg:x="0.941cm" svg:y="0.38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533:ttcCamera.A550" chart:label-cell-address="ttcCamera.A532:ttcCamera.A53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532:ttcCamera.A5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961">
                <text:p>11.9961</text:p>
                <draw:g>
                  <svg:desc>ttcCamera.A533:ttcCamera.A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771">
                <text:p>12.6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155">
                <text:p>13.9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8023">
                <text:p>21.8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642">
                <text:p>14.1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631">
                <text:p>11.0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1317">
                <text:p>13.1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1708">
                <text:p>16.1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586">
                <text:p>13.2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91">
                <text:p>10.0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448">
                <text:p>12.0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5076">
                <text:p>9.45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2883">
                <text:p>9.62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534">
                <text:p>9.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92271">
                <text:p>8.92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6647">
                <text:p>8.86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1572">
                <text:p>8.61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41223">
                <text:p>9.4122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553:ttcCamera.A571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554:ttcCamera.A571" chart:label-cell-address="ttcCamera.A553:ttcCamera.A553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553:ttcCamera.A5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787">
                <text:p>11.5787</text:p>
                <draw:g>
                  <svg:desc>ttcCamera.A554:ttcCamera.A5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971">
                <text:p>12.6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096">
                <text:p>13.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6967">
                <text:p>19.6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924">
                <text:p>13.8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631">
                <text:p>11.0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087">
                <text:p>14.3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529">
                <text:p>15.0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6277">
                <text:p>10.6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887">
                <text:p>11.2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686">
                <text:p>10.9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5905">
                <text:p>9.15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8397">
                <text:p>9.18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644">
                <text:p>9.2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4815">
                <text:p>9.8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8077">
                <text:p>8.68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6286">
                <text:p>8.9628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43:ttcCamera.A61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4:ttcCamera.A61" chart:label-cell-address="ttcCamera.A43:ttcCamera.A43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3:ttcCamera.A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743">
                <text:p>13.8743</text:p>
                <draw:g>
                  <svg:desc>ttcCamera.A44:ttcCamera.A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145">
                <text:p>11.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155">
                <text:p>12.8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814">
                <text:p>12.4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187">
                <text:p>12.5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198">
                <text:p>13.2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506">
                <text:p>13.0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8822">
                <text:p>11.8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426">
                <text:p>11.4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922">
                <text:p>13.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805">
                <text:p>11.7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712">
                <text:p>11.5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341">
                <text:p>11.6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448">
                <text:p>10.8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7853">
                <text:p>8.17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8906">
                <text:p>9.68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1259">
                <text:p>8.11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4.201cm" style:legend-expansion="high" chart:style-name="ch2"/>
        <chart:plot-area chart:style-name="ch3" table:cell-range-address="ttcCamera.A64:ttcCamera.A82" chart:data-source-has-labels="row" svg:x="0.32cm" svg:y="0.18cm" svg:width="12.058cm" svg:height="8.64cm">
          <chartooo:coordinate-region svg:x="0.941cm" svg:y="0.379cm" svg:width="11.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65:ttcCamera.A82" chart:label-cell-address="ttcCamera.A64:ttcCamera.A6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64:ttcCamera.A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789">
                <text:p>19.2789</text:p>
                <draw:g>
                  <svg:desc>ttcCamera.A65:ttcCamera.A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876">
                <text:p>12.9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823">
                <text:p>11.3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448">
                <text:p>13.3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278">
                <text:p>12.9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582">
                <text:p>14.9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744">
                <text:p>11.5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365">
                <text:p>12.1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348">
                <text:p>11.2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789">
                <text:p>13.4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864">
                <text:p>11.5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398">
                <text:p>12.2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022">
                <text:p>12.2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469">
                <text:p>12.7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936">
                <text:p>12.8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624">
                <text:p>10.7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442">
                <text:p>11.1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677">
                <text:p>10.66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85:ttcCamera.A103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86:ttcCamera.A103" chart:label-cell-address="ttcCamera.A85:ttcCamera.A8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85:ttcCamera.A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134">
                <text:p>14.0134</text:p>
                <draw:g>
                  <svg:desc>ttcCamera.A86:ttcCamera.A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7823">
                <text:p>11.7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546">
                <text:p>10.9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6742">
                <text:p>12.6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8323">
                <text:p>11.8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945">
                <text:p>12.9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182">
                <text:p>13.4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566">
                <text:p>13.2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092">
                <text:p>12.2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5138">
                <text:p>13.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033">
                <text:p>12.1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386">
                <text:p>11.5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886">
                <text:p>11.3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744">
                <text:p>11.5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477">
                <text:p>10.8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7634">
                <text:p>7.47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073">
                <text:p>11.0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3276">
                <text:p>8.23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106:ttcCamera.A124" chart:data-source-has-labels="row" svg:x="0.32cm" svg:y="0.18cm" svg:width="12.065cm" svg:height="8.645cm">
          <chartooo:coordinate-region svg:x="0.941cm" svg:y="0.379cm" svg:width="11.07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07:ttcCamera.A124" chart:label-cell-address="ttcCamera.A106:ttcCamera.A10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06:ttcCamera.A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73">
                <text:p>12.973</text:p>
                <draw:g>
                  <svg:desc>ttcCamera.A107:ttcCamera.A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602">
                <text:p>12.9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192">
                <text:p>13.0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344">
                <text:p>14.0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634">
                <text:p>99.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34">
                <text:p>12.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452">
                <text:p>16.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441">
                <text:p>11.3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427">
                <text:p>12.3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448">
                <text:p>13.3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288">
                <text:p>14.7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844">
                <text:p>11.8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956">
                <text:p>11.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158">
                <text:p>11.7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008">
                <text:p>12.3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753">
                <text:p>12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5387">
                <text:p>9.65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282">
                <text:p>12.2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127:ttcCamera.A145" chart:data-source-has-labels="row" svg:x="0.32cm" svg:y="0.18cm" svg:width="12.065cm" svg:height="8.646cm">
          <chartooo:coordinate-region svg:x="0.941cm" svg:y="0.38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28:ttcCamera.A145" chart:label-cell-address="ttcCamera.A127:ttcCamera.A12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27:ttcCamera.A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004">
                <text:p>11.9004</text:p>
                <draw:g>
                  <svg:desc>ttcCamera.A128:ttcCamera.A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45">
                <text:p>17.7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809">
                <text:p>13.0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502">
                <text:p>15.1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6829">
                <text:p>21.6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136">
                <text:p>13.3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9403">
                <text:p>13.9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279">
                <text:p>12.8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16">
                <text:p>12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007">
                <text:p>13.7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068">
                <text:p>13.2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236">
                <text:p>11.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514">
                <text:p>12.1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8915">
                <text:p>11.8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4525">
                <text:p>8.9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251">
                <text:p>11.32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148:ttcCamera.A166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49:ttcCamera.A166" chart:label-cell-address="ttcCamera.A148:ttcCamera.A14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48:ttcCamera.A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868">
                <text:p>11.9868</text:p>
                <draw:g>
                  <svg:desc>ttcCamera.A149:ttcCamera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516">
                <text:p>12.6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838">
                <text:p>12.7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962">
                <text:p>13.6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4898">
                <text:p>24.4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089">
                <text:p>13.0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312">
                <text:p>14.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861">
                <text:p>12.1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458">
                <text:p>11.8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593">
                <text:p>13.6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0192">
                <text:p>13.0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387">
                <text:p>10.7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682">
                <text:p>11.76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374">
                <text:p>11.3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742">
                <text:p>11.3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607">
                <text:p>11.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9409">
                <text:p>7.49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6982">
                <text:p>9.869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169:ttcCamera.A187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70:ttcCamera.A187" chart:label-cell-address="ttcCamera.A169:ttcCamera.A16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69:ttcCamera.A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806">
                <text:p>12.3806</text:p>
                <draw:g>
                  <svg:desc>ttcCamera.A170:ttcCamera.A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844">
                <text:p>16.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189">
                <text:p>13.6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766">
                <text:p>14.0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925">
                <text:p>15.4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007">
                <text:p>13.6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05">
                <text:p>16.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467">
                <text:p>11.5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793">
                <text:p>12.3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001">
                <text:p>12.7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126">
                <text:p>12.7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236">
                <text:p>11.4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11">
                <text:p>12.0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961">
                <text:p>11.2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008">
                <text:p>11.8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785">
                <text:p>11.9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4561">
                <text:p>9.04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9275">
                <text:p>11.9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